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73D00000772A03926AE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84d1" style:font-name="Tahoma" fo:font-size="13pt" fo:language="en" fo:country="US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84d1"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color="#0084d1" style:font-name="Tahoma"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color="#4c4c4c" style:font-name="Tahoma" fo:font-size="8pt" fo:language="en" fo:country="US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color="#4c4c4c" style:font-name="Tahoma" fo:font-size="8pt" fo:language="el" fo:country="G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urance Policy</text:p>
      <text:p text:style-name="P3">Policy holder: George Harrison.</text:p>
      <text:p text:style-name="P3">Issue date: 12/12/201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013cm" fo:margin-left="0cm" fo:margin-right="-0.012cm" table:align="margins"/>
    </style:style>
    <style:style style:name="HeaderTable.A" style:family="table-column">
      <style:table-column-properties style:column-width="8.467cm" style:rel-column-width="32614*"/>
    </style:style>
    <style:style style:name="HeaderTable.B" style:family="table-column">
      <style:table-column-properties style:column-width="8.546cm" style:rel-column-width="32921*"/>
    </style:style>
    <style:style style:name="HeaderTable.1" style:family="table-row">
      <style:table-row-properties style:min-row-height="2.17cm"/>
    </style:style>
    <style:style style:name="HeaderTable.A1" style:family="table-cell">
      <style:table-cell-properties fo:padding="0cm" fo:border="none"/>
    </style:style>
    <style:style style:name="StarLogoTable" style:family="table">
      <style:table-properties style:width="8.465cm" table:align="margins"/>
    </style:style>
    <style:style style:name="StarLogoTable.A" style:family="table-column">
      <style:table-column-properties style:column-width="2.09cm" style:rel-column-width="16182*"/>
    </style:style>
    <style:style style:name="StarLogoTable.B" style:family="table-column">
      <style:table-column-properties style:column-width="6.375cm" style:rel-column-width="49353*"/>
    </style:style>
    <style:style style:name="StarLogoTable.A1" style:family="table-cell">
      <style:table-cell-properties fo:padding="0cm" fo:border="none"/>
    </style:style>
    <style:style style:name="MP1" style:family="paragraph" style:parent-style-name="Table_20_Contents">
      <style:text-properties fo:language="en" fo:country="US"/>
    </style:style>
    <style:style style:name="MP2" style:family="paragraph" style:parent-style-name="Table_20_Contents">
      <style:text-properties fo:color="#0084d1" style:font-name="Tahoma" fo:font-size="16pt" fo:language="en" fo:country="US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color="#4c4c4c" style:font-name="Tahoma" fo:font-size="8pt" fo:language="en" fo:country="US" fo:font-weight="normal" style:font-size-asian="8pt" style:font-weight-asian="normal" style:font-size-complex="8pt" style:font-weight-complex="normal"/>
    </style:style>
    <style:style style:name="MP4" style:family="paragraph" style:parent-style-name="Table_20_Contents">
      <style:text-properties fo:color="#4c4c4c" style:font-name="Tahoma" fo:font-size="8pt" fo:language="el" fo:country="GR" fo:font-weight="normal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justify" style:justify-single-word="false"/>
      <style:text-properties fo:color="#0084d1"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MT1" style:family="text">
      <style:text-properties fo:language="en" fo:country="US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column table:style-name="HeaderTable.B"/>
          <table:table-row table:style-name="HeaderTable.1">
            <table:table-cell table:style-name="HeaderTable.A1" office:value-type="string">
              <table:table table:name="StarLogoTable" table:style-name="StarLogoTable">
                <table:table-column table:style-name="StarLogoTable.A"/>
                <table:table-column table:style-name="StarLogoTable.B"/>
                <table:table-row>
                  <table:table-cell table:style-name="StarLogoTable.A1" office:value-type="string">
                    <text:p text:style-name="MP1"><draw:frame draw:style-name="Mfr1" draw:name="graphics2" text:anchor-type="paragraph" svg:width="1.609cm" svg:height="1.524cm" draw:z-index="0"><draw:image xlink:href="Pictures/200000070000073D00000772A03926AE.svm" xlink:type="simple" xlink:show="embed" xlink:actuate="onLoad"/></draw:frame></text:p>
                  </table:table-cell>
                  <table:table-cell table:style-name="StarLogoTable.A1" office:value-type="string">
                    <text:p text:style-name="MP2">Star Insurance</text:p>
                    <text:p text:style-name="MP3">General Insurance Corporation S.A.</text:p>
                    <text:p text:style-name="MP4"><text:span text:style-name="MT1">Papgou str 1</text:span>64, <text:span text:style-name="MT1">Zografou 1</text:span>6562, <text:span text:style-name="MT1">Greece</text:span></text:p>
                    <text:p text:style-name="MP4"><text:span text:style-name="MT1">Tax ID</text:span> 012345678</text:p>
                  </table:table-cell>
                </table:table-row>
              </table:table>
              <text:p text:style-name="MP5">A star keeps shinning on you!</text:p>
            </table:table-cell>
            <table:table-cell table:style-name="HeaderTable.A1" office:value-type="string">
              <text:p text:style-name="MP6"><text:span text:style-name="MT1">Policy number</text:span>: 12345678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02:24:59.85</meta:creation-date>
    <dc:date>2012-12-06T03:58:58.71</dc:date>
    <meta:editing-duration>PT22M26S</meta:editing-duration>
    <meta:editing-cycles>9</meta:editing-cycles>
    <meta:generator>OpenOffice.org/3.4.1$Win32 OpenOffice.org_project/341m1$Build-9593</meta:generator>
    <meta:document-statistic meta:table-count="2" meta:image-count="1" meta:object-count="0" meta:page-count="1" meta:paragraph-count="9" meta:word-count="33" meta:character-count="223"/>
  </office:meta>
</office:document-meta>
</file>